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fo:font-size="9pt" style:font-size-asian="9pt" style:font-size-complex="9pt"/>
    </style:style>
    <style:style style:name="P3" style:family="paragraph" style:parent-style-name="Standard">
      <style:text-properties style:font-name="Verdana"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FLÖSUNG</text:p>
      <text:p text:style-name="P2"/>
      <text:p text:style-name="P2"/>
      <text:p text:style-name="P2">Ihr lebt in einer Simulation und eurer Endziel ist es, Kontakt zu den Schöpfern Eurer Simulation aufzunehmen, die Euch dann vor die Wahl stellen werden, in Ihre Realität über zu wechseln.</text:p>
      <text:p text:style-name="P2"/>
      <text:p text:style-name="P2">1) </text:p>
      <text:p text:style-name="P2">Ihr könnt Euch frei entscheiden, ob Ihr in der Simulation verbleiben oder ob Ihr den Übertritt in die Realität wagen wollt.</text:p>
      <text:p text:style-name="P2">Der Grund der Simulation ist eine Grundsatzdiskussion innerhalb der Kultur eurer Schöpfer, die sich im unklaren darüber sind, was den Wert des Lebens ausmacht. Um diese Grundsatzdiskussion mit Fakten zu stützen wurde die Simulation erschaffen mit dem Ziel Leben und Bewußtsein künstlich zu erschaffen und den Übertritt an zu bieten.</text:p>
      <text:p text:style-name="P2">Von Eurer Entscheidung hängt davon ab, wie eure Schöpfer den Wert des Lebens definieren.</text:p>
      <text:p text:style-name="P2">Wer sich für die Simulation entscheidet, kann bestimmen, wie sein weiteres Leben innerhalb dieser Simulation aussehen soll, wird aber alles was er bisher alles erlebt hat vergessen und nicht mehr wissen, das er innerhalb einer Simulation lebt.</text:p>
      <text:p text:style-name="P2">Wer sich für den Übertritt entscheidet dessen Bewußtsein wird in einen Klon übertragen und behält dadurch sein bisheriges Wissen, wird aber ein mehr oder weniger langweiliges aber realles Leben führen. Auch wird nur demjenigen die volle Wahrheit über den weitergehenden Sinn der Simulation eröffnet, der den Schritt in die Realität wagt.</text:p>
      <text:p text:style-name="P2"/>
      <text:p text:style-name="P2">2)</text:p>
      <text:p text:style-name="P2">Sinn der Simulation ist allerdings ein anderer, denn der eigentliche Sinn und Zweck der Simulation ist die Beweisführung, dass die Macher Eurer Simulation selbst in einer Simulation leben (Simulation innerhalb einer Simulation).</text:p>
      <text:p text:style-name="P2">Gelingt euch der Übertritt in ihre Realität, so ist dies der ultimative Beweis, dass die Schöpfer eurer Simulation ebenfalls in einer Simulation leben und eben nicht real sind. </text:p>
      <text:p text:style-name="P2">Die Simulation war nie vollständig sondern es wurden immer nur Teile eines vollständigen Universiums simuliert. Der Algoryhtmus, der dafür zuständig war, auszuwählen welche Teile der Simlation tiefergehend simuliert wurde, basierte zu einem nicht unerheblichen Teil auf den speziellen Eigenschaften oder auch Schicksal, die eine Entität (so wurdet Ihr von den Schöpfern genannt) aufwies. Je stärker das Schicksal einer Entität war, desto mehr Kapazitäten der Simulation wurden der jeweilgen Entität zugewiesen. Ihr könnt davon ausgehen, dass zum Ende der Simulation die Kapazitäten zum weitestgehenden Teil für euch und eurer Umfeld aufgewendet wurden.</text:p>
      <text:p text:style-name="P2"/>
      <text:p text:style-name="P2">Da Euch der Übertritt in die Realität eurer Schöpfer gelang, war klar, dass deren Realität ebenfalls nur eine Simulation ist.</text:p>
      <text:p text:style-name="P2"/>
      <text:p text:style-name="P2">3)</text:p>
      <text:p text:style-name="P2">Die Schöpfer der übergeordneten Simulation haben diese Simulation erschaffen als Beweisführung, dass künstliches Leben den gleichen Wert besitzt wie biologisches Leben. </text:p>
      <text:p text:style-name="P2"/>
      <text:p text:style-name="P2"/>
      <text:p text:style-name="P2"/>
      <text:p text:style-name="P2"/>
      <text:p text:style-name="P1">LAYER 1</text:p>
      <text:p text:style-name="P2">Eine der unseren sehr ähnliche Kultur, einige Jahrhunderte in der Zukunft.</text:p>
      <text:p text:style-name="P2">Diese Kultur lebt in einem Sonnensysten mit einem erdähnlichen Planeten, auf dem sich die vollständige Entwicklung abgespielt hat. Diese Kultur hat ein paar Kolonien auf weiteren Planeten und Raumstationen, allerdings sind die Bevölkerungszahlen in diesen Kolonien sehr klein und die Kolonien sind nicht selbsterhaltend.</text:p>
      <text:p text:style-name="P2">Die Technologie ist gegenüber der unseren nicht großartig fortgeschritten. </text:p>
      <text:p text:style-name="P2">In der Medizin kann man Organe klonen, aber kein künstliches Leben erschaffen. Körpermodifikationen von Verschönerungen und marginalen Verbesserungen sind unbekannt. Man kann also durchaus körperliche Attribute durch Gentherapie während der Embyronalphase verbessern, aber der Supermensch ist nicht möglich.</text:p>
      <text:p text:style-name="P2">Hauptenergielieferant ist die Atomenergie sowie regenerative Energien. Fusionsreaktoren sind theoretisch möglich, haben sich aber nicht durchgesetzt.</text:p>
      <text:p text:style-name="P2">Die Raumfahrt wird durch fossile Antriebe betrieben. Keine künstliche Gravitation. Raumschiffe haben selten mehr als 30 Menschen Kapazität und um die 10 Tonnen Nutzlast. Raumschiffe, die nur alleine im Raum operieren sind seltener als Mischfahrzeuge, die auch auf Planten operieren.</text:p>
      <text:p text:style-name="P2">Die Informationstechnologie ist als einzige Technologie sehr weit fortgeschritten. Die Kultiur verfügt über Möglichkeiten organische Computer zu entwickeln, in der die Programmierung und der Ablauf der Programme die Computer selbst modifizieren kann. Es gibt für diese Computer keine Trennung mehr <text:soft-page-break/>zwischen Hard- und Software, diese Computer entsprechen damit prinzipell einem menschlichen Gehirn, sind aber weitaus leistungsfähiger und weitestgehend fehlerlos.</text:p>
      <text:p text:style-name="P2">Diese Computer werden durch ihre Programmierung in ihren Möglichkeiten eingeschränkt, so dass sie ihr vollständiges Potential nicht ausleben können. In der Hauptsache wird durch diese Einschränkungen sicher gestellt, dass die Computer/Roboter eine Sklavenmentalität aufweisen und keine Eigeninitiative entwicklen können.</text:p>
      <text:p text:style-name="P2">Diese Computer werden hauptsächlich für Roboter eingesetzt. Diese Roboter übernehmen viele der eintönigen und gefährlichen Produktionsaufgaben, so dass sich die Menschen den kreativen Aufgaben widmen können. </text:p>
      <text:p text:style-name="P2">Die Kultur ist sich uneins darüber, ob diese Computer ein Bewußtsein haben oder nicht. Die meisten Wissenschaftler stimmen darin überein, dass diese Computer über ein Bewußtsein verfügen. Die meisten religösen Menschen streiten dies vehement ab und wehren sich mit allen Mitteln dagegen, dass diesen Computern ein Bewußtsein zugesprochen wird.</text:p>
      <text:p text:style-name="P2"/>
      <text:p text:style-name="P2"/>
      <text:p text:style-name="P1">LAYER 2</text:p>
      <text:p text:style-name="P2"/>
      <text:p text:style-name="P1">LAYER 3</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ansjoachim Heiges</meta:initial-creator>
    <meta:creation-date>2009-06-15T19:58:56.52</meta:creation-date>
    <dc:date>2009-06-16T21:21:07.72</dc:date>
    <dc:creator>Hansjoachim Heiges</dc:creator>
    <meta:editing-duration>PT00H43M35S</meta:editing-duration>
    <meta:editing-cycles>7</meta:editing-cycles>
    <meta:generator>OpenOffice.org/3.0$Win32 OpenOffice.org_project/300m9$Build-9358</meta:generator>
    <meta:document-statistic meta:table-count="0" meta:image-count="0" meta:object-count="0" meta:page-count="2" meta:paragraph-count="28" meta:word-count="737" meta:character-count="5237"/>
    <meta:user-defined meta:name="Info 1"/>
    <meta:user-defined meta:name="Info 2"/>
    <meta:user-defined meta:name="Info 3"/>
    <meta:user-defined meta:name="Info 4"/>
  </office:meta>
</office:document-meta>
</file>